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601cm" table:align="right" style:writing-mode="page"/>
    </style:style>
    <style:style style:name="Tabela5.A" style:family="table-column">
      <style:table-column-properties style:column-width="4.013cm"/>
    </style:style>
    <style:style style:name="Tabela5.B" style:family="table-column">
      <style:table-column-properties style:column-width="9.869cm"/>
    </style:style>
    <style:style style:name="Tabela5.C" style:family="table-column">
      <style:table-column-properties style:column-width="6.516cm"/>
    </style:style>
    <style:style style:name="Tabela5.D" style:family="table-column">
      <style:table-column-properties style:column-width="7.20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0.762cm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font-size="10pt" officeooo:rsid="01c874e8" officeooo:paragraph-rsid="01c874e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1ac14e8"/>
    </style:style>
    <style:style style:name="P6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size-complex="8pt"/>
    </style:style>
    <style:style style:name="P8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10" style:family="paragraph" style:parent-style-name="Table_20_Contents">
      <style:paragraph-properties fo:text-align="start" style:justify-single-word="false"/>
      <style:text-properties officeooo:rsid="01c9f3cb" officeooo:paragraph-rsid="01c9f3cb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1ac938d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874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ce7085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0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0.5pt" fo:font-weight="bold" officeooo:rsid="01c7723a" officeooo:paragraph-rsid="01c7723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9.5pt" fo:font-weight="bold" officeooo:rsid="01c7723a" officeooo:paragraph-rsid="01c7723a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4pt" fo:font-weight="bold" officeooo:rsid="01c7723a" officeooo:paragraph-rsid="01c7723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fo:font-weight="bold" officeooo:rsid="01c7723a" officeooo:paragraph-rsid="01c7723a" style:font-size-asian="16pt" style:font-weight-asian="bold" style:font-size-complex="16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1c7723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c874e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c9f3c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ac938d" style:font-size-asian="14pt" style:font-weight-asian="bold" style:font-size-complex="14pt" style:font-weight-complex="bold"/>
    </style:style>
    <style:style style:name="T6" style:family="text">
      <style:text-properties officeooo:rsid="01c874e8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tyle="normal" fo:font-weight="normal" style:font-style-asian="normal" style:font-weight-asian="normal"/>
    </style:style>
    <style:style style:name="T9" style:family="text">
      <style:text-properties officeooo:rsid="01ac938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c7723a" style:font-size-asian="9pt" style:font-size-complex="9pt"/>
    </style:style>
    <style:style style:name="T12" style:family="text">
      <style:text-properties fo:font-size="9pt" officeooo:rsid="01c874e8" style:font-size-asian="9pt" style:font-size-complex="9pt"/>
    </style:style>
    <style:style style:name="T13" style:family="text">
      <style:text-properties fo:font-size="9pt" officeooo:rsid="01c9f3cb" style:font-size-asian="9pt" style:font-size-complex="9pt"/>
    </style:style>
    <style:style style:name="T14" style:family="text">
      <style:text-properties fo:font-size="9pt" officeooo:rsid="01ac938d" style:font-size-asian="9pt" style:font-size-complex="9pt"/>
    </style:style>
    <style:style style:name="T15" style:family="text">
      <style:text-properties fo:font-size="8pt" fo:font-weight="bold" officeooo:rsid="01d1708b" style:font-size-asian="8pt" style:font-weight-asian="bold" style:font-size-complex="8pt" style:font-weight-complex="bold"/>
    </style:style>
    <style:style style:name="T16" style:family="text">
      <style:text-properties officeooo:rsid="01d1708b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legal_name" text:name="py3o.object.legal_name"/>
        <text:user-field-decl office:value-type="string" office:string-value="object.telefone" text:name="py3o.object.telefone"/>
        <text:user-field-decl office:value-type="string" office:string-value="object.data_atual" text:name="py3o.object.cnpj"/>
        <text:user-field-decl office:value-type="string" office:string-value="object.vencimento" text:name="py3o.object.vencimento"/>
        <text:user-field-decl office:value-type="float" office:value="0" text:name="py3o.object.valor_principal"/>
        <text:user-field-decl office:value-type="float" office:value="0" text:name="py3o.object.valor_multa"/>
        <text:user-field-decl office:value-type="float" office:value="0" text:name="py3o.object.valor_juros_encargos"/>
        <text:user-field-decl office:value-type="float" office:value="0" text:name="py3o.object.valor_total"/>
        <text:user-field-decl office:value-type="string" office:string-value="object.periodo_apuracao" text:name="py3o.object.periodo_apuracao"/>
        <text:user-field-decl office:value-type="string" office:string-value="object.cod_receita" text:name="py3o.object.cod_receita"/>
      </text:user-field-decls>
      <text:p text:style-name="Text_20_body"><text:a xlink:type="simple" xlink:href="py3o://for=%22object%20in%20darfs%22" text:style-name="Internet_20_link" text:visited-style-name="Visited_20_Internet_20_Link"><text:span text:style-name="T16">for="object in darf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4" office:value-type="string">
            <text:p text:style-name="P18"><draw:frame text:anchor-type="char" draw:z-index="1" draw:style-name="gr2" draw:text-style-name="P25" svg:width="3.573cm" svg:height="3.507cm" svg:x="0.189cm" svg:y="-0.016cm"><draw:image xlink:href="Pictures/20000014000035A400003ACF73461AD3CB982A04.wmf" xlink:type="simple" xlink:show="embed" xlink:actuate="onLoad"><text:p/></draw:image></draw:frame></text:p>
          </table:table-cell>
          <table:table-cell table:style-name="Tabela5.A1" table:number-rows-spanned="4" office:value-type="string">
            <text:p text:style-name="P22">MINISTÉRIO DA FAZENDA</text:p>
            <text:p text:style-name="P20">SECRETARIA DA RECEITA FEDERAL DO BRASIL</text:p>
            <text:p text:style-name="P21">Documento de Arrecadação de Receitas Federais</text:p>
            <text:p text:style-name="P19"/>
            <text:p text:style-name="P23">DARF</text:p>
          </table:table-cell>
          <table:table-cell table:style-name="Tabela5.C1" office:value-type="string">
            <text:p text:style-name="P6"><draw:line text:anchor-type="char" draw:z-index="2" draw:style-name="gr3" draw:text-style-name="P25" svg:x1="5.443cm" svg:y1="0.302cm" svg:x2="6.066cm" svg:y2="0.302cm"><text:p/></draw:line><draw:line text:anchor-type="char" draw:z-index="3" draw:style-name="gr3" draw:text-style-name="P25" svg:x1="5.443cm" svg:y1="1.302cm" svg:x2="6.066cm" svg:y2="1.302cm"><text:p/></draw:line><text:span text:style-name="T3">02</text:span><text:span text:style-name="T6"> </text:span><text:span text:style-name="T12">PERÍODO DE APURAÇÃO</text:span></text:p>
          </table:table-cell>
          <table:table-cell table:style-name="Tabela5.D1" office:value-type="string">
            <text:p text:style-name="P8"><text:user-field-get text:name="py3o.object.periodo_apuracao">object.periodo_apuraca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4" draw:style-name="gr3" draw:text-style-name="P25" svg:x1="5.443cm" svg:y1="1.302cm" svg:x2="6.066cm" svg:y2="1.302cm"><text:p/></draw:line><text:span text:style-name="T1">03</text:span> <text:span text:style-name="T10">NÚMERO DO CPF OU CNPJ</text:span></text:p>
          </table:table-cell>
          <table:table-cell table:style-name="Tabela5.D2" office:value-type="string">
            <text:p text:style-name="P8"><text:user-field-get text:name="py3o.object.cnpj">object.data_atual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5" draw:style-name="gr3" draw:text-style-name="P25" svg:x1="5.443cm" svg:y1="1.302cm" svg:x2="6.066cm" svg:y2="1.302cm"><text:p/></draw:line><text:span text:style-name="T1">04</text:span> <text:span text:style-name="T10">CÓDIGO DA RECEITA</text:span></text:p>
          </table:table-cell>
          <table:table-cell table:style-name="Tabela5.D2" office:value-type="string">
            <text:p text:style-name="P2"><text:user-field-get text:name="py3o.object.cod_receita">object.cod_receita</text:user-field-get></text:p>
          </table:table-cell>
        </table:table-row>
        <table:table-row table:style-name="Tabela5.4">
          <table:covered-table-cell/>
          <table:covered-table-cell/>
          <table:table-cell table:style-name="Tabela5.C2" office:value-type="string">
            <text:p text:style-name="P10"><draw:line text:anchor-type="char" draw:z-index="6" draw:style-name="gr3" draw:text-style-name="P25" svg:x1="5.443cm" svg:y1="1.302cm" svg:x2="6.066cm" svg:y2="1.302cm"><text:p/></draw:line><text:span text:style-name="T1">05</text:span> <text:span text:style-name="T10">NÚMERO DE REFERÊNCIA</text:span></text:p>
          </table:table-cell>
          <table:table-cell table:style-name="Tabela5.D2" office:value-type="string">
            <text:p text:style-name="P7"/>
          </table:table-cell>
        </table:table-row>
        <table:table-row>
          <table:table-cell table:style-name="Tabela5.A5" table:number-rows-spanned="3" table:number-columns-spanned="2" office:value-type="string">
            <text:p text:style-name="P17"><text:span text:style-name="T2">0</text:span><text:span text:style-name="T1">1</text:span> <text:span text:style-name="T10">N</text:span><text:span text:style-name="T11">OME</text:span><text:span text:style-name="T10"> / </text:span><text:span text:style-name="T11">TELEFONE</text:span></text:p>
            <text:p text:style-name="P9"/>
            <text:p text:style-name="P9"><text:user-field-get text:name="py3o.object.legal_name">object.legal_name</text:user-field-get> - <text:user-field-get text:name="py3o.object.telefone">object.telefone</text:user-field-get></text:p>
          </table:table-cell>
          <table:covered-table-cell/>
          <table:table-cell table:style-name="Tabela5.C2" office:value-type="string">
            <text:p text:style-name="P6"><draw:line text:anchor-type="char" draw:z-index="7" draw:style-name="gr3" draw:text-style-name="P25" svg:x1="5.443cm" svg:y1="1.302cm" svg:x2="6.066cm" svg:y2="1.302cm"><text:p/></draw:line><text:span text:style-name="T4">0</text:span><text:span text:style-name="T1">6</text:span> <text:span text:style-name="T13">DATA DE VENCIMENTO</text:span></text:p>
          </table:table-cell>
          <table:table-cell table:style-name="Tabela5.D2" office:value-type="string">
            <text:p text:style-name="P7"><text:user-field-get text:name="py3o.object.vencimento">object.venciment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draw:line text:anchor-type="char" draw:z-index="8" draw:style-name="gr3" draw:text-style-name="P25" svg:x1="5.443cm" svg:y1="1.302cm" svg:x2="6.066cm" svg:y2="1.302cm"><text:p/></draw:line><text:span text:style-name="T4">0</text:span><text:span text:style-name="T1">7</text:span> <text:span text:style-name="T13">VALOR DO PRINCIPAL</text:span></text:p>
          </table:table-cell>
          <table:table-cell table:style-name="Tabela5.D2" office:value-type="string">
            <text:p text:style-name="P7"><text:user-field-get style:data-style-name="N4" text:name="py3o.object.valor_principal">0,00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text:span text:style-name="T4">0</text:span><text:span text:style-name="T1">8</text:span> <text:span text:style-name="T13">VALOR DA MULTA</text:span></text:p>
          </table:table-cell>
          <table:table-cell table:style-name="Tabela5.D2" office:value-type="string">
            <text:p text:style-name="P7"><text:user-field-get style:data-style-name="N4" text:name="py3o.object.valor_multa">0,00</text:user-field-get></text:p>
          </table:table-cell>
        </table:table-row>
        <table:table-row>
          <table:table-cell table:style-name="Tabela5.C2" table:number-columns-spanned="2" office:value-type="string">
            <text:p text:style-name="P15">Veja no verso </text:p>
            <text:p text:style-name="P15">instruções para preenchimento</text:p>
          </table:table-cell>
          <table:covered-table-cell/>
          <table:table-cell table:style-name="Tabela5.C2" office:value-type="string">
            <text:p text:style-name="P6"><draw:line text:anchor-type="char" draw:z-index="9" draw:style-name="gr3" draw:text-style-name="P26" svg:x1="5.46cm" svg:y1="0.461cm" svg:x2="6.084cm" svg:y2="0.461cm"><text:p/></draw:line><text:span text:style-name="T4">0</text:span><text:span text:style-name="T1">9</text:span> <text:span text:style-name="T13">VALOR DOS JUROS E / OU ENCARGOS DL – 1.025/69</text:span></text:p>
          </table:table-cell>
          <table:table-cell table:style-name="Tabela5.D2" office:value-type="string">
            <text:p text:style-name="P7"><text:user-field-get style:data-style-name="N4" text:name="py3o.object.valor_juros_encargos">0,00</text:user-field-get></text:p>
          </table:table-cell>
        </table:table-row>
        <table:table-row>
          <table:table-cell table:style-name="Tabela5.A5" table:number-rows-spanned="2" table:number-columns-spanned="2" office:value-type="string">
            <text:p text:style-name="P16">ATENÇÃO</text:p>
            <text:p text:style-name="P14"/>
            <text:p text:style-name="P4"><text:span text:style-name="T8">É vedado o recolhimento de tributos <text:s/>administrados pela </text:span><text:span text:style-name="T7">Secretaria da Receita Federal do Brasil (RFB) cujo valor total seja inferior a R$ 10,00. Ocorrendo tal situação, adicione esse valor ao tributo de mesmo código de períodos subseqüentes, até que o total seja igual ou superior a R$ 10,00.</text:span></text:p>
            <text:p text:style-name="P3"/>
            <text:p text:style-name="P11"/>
            <text:p text:style-name="P12"/>
          </table:table-cell>
          <table:covered-table-cell/>
          <table:table-cell table:style-name="Tabela5.C2" office:value-type="string">
            <text:p text:style-name="P6"><draw:line text:anchor-type="char" draw:z-index="10" draw:style-name="gr3" draw:text-style-name="P25" svg:x1="5.459cm" svg:y1="0.337cm" svg:x2="6.082cm" svg:y2="0.337cm"><text:p/></draw:line><text:span text:style-name="T1">10</text:span> <text:span text:style-name="T13">VALOR TOTAL</text:span></text:p>
          </table:table-cell>
          <table:table-cell table:style-name="Tabela5.D2" office:value-type="string">
            <text:p text:style-name="P7"><text:user-field-get style:data-style-name="N4" text:name="py3o.object.valor_total">0,00</text:user-field-get></text:p>
          </table:table-cell>
        </table:table-row>
        <table:table-row>
          <table:covered-table-cell/>
          <table:covered-table-cell/>
          <table:table-cell table:style-name="Tabela5.D2" table:number-columns-spanned="2" office:value-type="string">
            <text:p text:style-name="P13"><text:span text:style-name="T5">11</text:span><text:span text:style-name="T9"> </text:span><text:span text:style-name="T14">AUTENTICAÇÃO BANCÁRIA (Somente nas 1ª e 2ª vias)</text:span></text:p>
            <text:p text:style-name="P13"/>
          </table:table-cell>
          <table:covered-table-cell/>
        </table:table-row>
      </table:table>
      <text:p text:style-name="P5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5T16:29:15.289788653</dc:date>
    <meta:editing-duration>P6DT8H21M40S</meta:editing-duration>
    <meta:editing-cycles>381</meta:editing-cycles>
    <meta:generator>LibreOffice/5.1.6.2$Linux_X86_64 LibreOffice_project/10m0$Build-2</meta:generator>
    <meta:document-statistic meta:table-count="1" meta:image-count="0" meta:object-count="0" meta:page-count="1" meta:paragraph-count="30" meta:word-count="142" meta:character-count="881" meta:non-whitespace-character-count="766"/>
    <meta:user-defined meta:name="decimal_separator">,</meta:user-defined>
    <meta:user-defined meta:name="digit_separator">.</meta:user-defined>
    <meta:user-defined meta:name="float_format">"%.2f"</meta:user-defined>
  </office:meta>
</office:document-meta>
</file>